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8.87mm"/>
    </style:style>
    <style:style style:name="ro3" style:family="table-row">
      <style:table-row-properties style:row-height="6.54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  <style:text-properties fo:color="#ff3333" style:text-position="" fo:font-size="15pt" style:font-size-asian="15pt" style:font-size-complex="15pt"/>
    </style:style>
    <style:style style:name="ce4" style:family="table-cell" style:parent-style-name="Default">
      <style:table-cell-properties fo:background-color="#66ffff"/>
      <style:text-properties style:text-position=""/>
    </style:style>
    <style:style style:name="ce5" style:family="table-cell" style:parent-style-name="Default">
      <style:text-properties fo:color="#ff0000" fo:font-size="20pt" style:font-size-asian="20pt" style:font-size-complex="20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ff"/>
      <style:text-properties fo:color="#ff3333" fo:font-size="15pt" style:font-size-asian="15pt" style:font-size-complex="15pt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3333ff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ext-properties fo:font-size="12pt" style:font-size-asian="12pt" style:font-size-complex="12pt"/>
    </style:style>
    <style:style style:name="T2" style:family="text">
      <style:text-properties style:font-name="Liberation Sans"/>
    </style:style>
    <style:style style:name="T1" style:family="text">
      <style:text-properties fo:font-size="8pt" style:font-size-asian="8pt" style:font-size-complex="8pt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intro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6"/>
        <table:table-column table:style-name="co3" table:default-cell-style-name="ce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4">
          <table:table-cell/>
          <table:table-cell table:style-name="ce5" office:value-type="string" calcext:value-type="string">
            <text:p>DESIGN OF ONE WAY SLAB 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AHUL KUM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CIVIL ENGG. (D4C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<text:a xlink:href="mailto:rahulkumar123.rk97@gmail.com" xlink:type="simple">rahulkumar123.rk97@gmail.com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Enter data related to your problem in Sheet named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“INPUT”</text:p>
          </table:table-cell>
          <table:table-cell table:number-columns-repeated="3"/>
        </table:table-row>
      </table:table>
      <table:table table:name="INPUT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3">
          <table:table-cell table:style-name="ce3" office:value-type="string" calcext:value-type="string">
            <text:p>DESIGN A SIMPLE SUPPORTED SLAB TO COVER A ROOM WITH FOLLOWING DETAILS;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rter s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longer s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bear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live loa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/m<text:span text:style-name="T2">²</text:span></text:p>
          </table:table-cell>
        </table:table-row>
        <table:table-row table:style-name="ro1">
          <table:table-cell/>
          <table:table-cell office:value-type="string" calcext:value-type="string">
            <text:p>finishing loa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m<text:span text:style-name="T2">²</text:span></text:p>
          </table:table-cell>
        </table:table-row>
        <table:table-row table:style-name="ro1">
          <table:table-cell/>
          <table:table-cell office:value-type="string" calcext:value-type="string">
            <text:p>f<text:span text:style-name="T1">ck</text:span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mm<text:span text:style-name="T2">²</text:span></text:p>
          </table:table-cell>
        </table:table-row>
        <table:table-row table:style-name="ro1">
          <table:table-cell/>
          <table:table-cell office:value-type="string" calcext:value-type="string">
            <text:p>f<text:span text:style-name="T1">y</text:span>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/mm<text:span text:style-name="T2">²</text:span></text:p>
          </table:table-cell>
        </table:table-row>
        <table:table-row table:style-name="ro1">
          <table:table-cell table:style-name="ce4" office:value-type="string" calcext:value-type="string">
            <text:p>ASSUME</text:p>
          </table:table-cell>
          <table:table-cell office:value-type="string" calcext:value-type="string">
            <text:p>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</table:table-row>
      </table:table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Depth of sl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 <text:s text:c="21"/>=</text:p>
          </table:table-cell>
          <table:table-cell table:formula="of:=L*1000/25"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style-name="ce9" office:value-type="string" calcext:value-type="string">
            <text:p>ASSUME</text:p>
          </table:table-cell>
          <table:table-cell/>
          <table:table-cell office:value-type="string" calcext:value-type="string">
            <text:p>clear cover <text:s text:c="4"/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ff.cover <text:s text:c="8"/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 <text:s text:c="20"/>=</text:p>
          </table:table-cell>
          <table:table-cell table:formula="of:=deff+effc" office:value-type="float" office:value="190" calcext:value-type="float">
            <text:p>19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Effective sp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(a) <text:s text:c="10"/>leff. <text:s text:c="2"/>=</text:p>
          </table:table-cell>
          <table:table-cell table:formula="of:=L+(bw/1000)" office:value-type="float" office:value="4.23" calcext:value-type="float">
            <text:p>4.2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b) <text:s text:c="10"/>leff. <text:s text:c="2"/>=</text:p>
          </table:table-cell>
          <table:table-cell table:formula="of:=L+(deff/1000)" office:value-type="float" office:value="4.16" calcext:value-type="float">
            <text:p>4.1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ffective span <text:s text:c="13"/>leff. <text:s/>= <text:s text:c="16"/></text:p>
          </table:table-cell>
          <table:table-cell/>
          <table:table-cell table:formula="of:=MIN([.D10];[.D12])" office:value-type="float" office:value="4.16" calcext:value-type="float">
            <text:p>4.1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Load calculation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f weight <text:s text:c="6"/>=</text:p>
          </table:table-cell>
          <table:table-cell table:formula="of:=(D/1000)*(b/1000)*25000" office:value-type="float" office:value="4750" calcext:value-type="float">
            <text:p>4750</text:p>
          </table:table-cell>
          <table:table-cell office:value-type="string" calcext:value-type="string">
            <text:p>N/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nishing load <text:s text:c="2"/>=</text:p>
          </table:table-cell>
          <table:table-cell table:formula="of:=FL*(b/1000)" office:value-type="float" office:value="1000" calcext:value-type="float">
            <text:p>1000</text:p>
          </table:table-cell>
          <table:table-cell office:value-type="string" calcext:value-type="string">
            <text:p>N/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.dead load <text:s text:c="4"/>=</text:p>
          </table:table-cell>
          <table:table-cell table:formula="of:=[.D17]+[.D19]" office:value-type="float" office:value="5750" calcext:value-type="float">
            <text:p>5750</text:p>
          </table:table-cell>
          <table:table-cell office:value-type="string" calcext:value-type="string">
            <text:p>N/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ve load <text:s text:c="10"/>=</text:p>
          </table:table-cell>
          <table:table-cell table:formula="of:=LL*(b/1000)" office:value-type="float" office:value="4000" calcext:value-type="float">
            <text:p>4000</text:p>
          </table:table-cell>
          <table:table-cell office:value-type="string" calcext:value-type="string">
            <text:p>N/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ctor load <text:s text:c="6"/>=</text:p>
          </table:table-cell>
          <table:table-cell table:formula="of:=1.5*(DL+LL)" office:value-type="float" office:value="14625" calcext:value-type="float">
            <text:p>14625</text:p>
          </table:table-cell>
          <table:table-cell office:value-type="string" calcext:value-type="string">
            <text:p>N/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Find ultimate moment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 <text:s text:c="19"/>=</text:p>
          </table:table-cell>
          <table:table-cell table:formula="of:=wu*leff^2/8" office:value-type="float" office:value="31636.8" calcext:value-type="float">
            <text:p>31636.8</text:p>
          </table:table-cell>
          <table:table-cell office:value-type="string" calcext:value-type="string">
            <text:p>N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alculation of main Ast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5">
          <table:table-cell table:number-columns-repeated="2"/>
          <table:table-cell office:value-type="string" calcext:value-type="string">
            <text:p>Ast <text:s text:c="18"/>=</text:p>
          </table:table-cell>
          <table:table-cell table:style-name="ce15" table:formula="of:=ROUND(((fck/(2*fy))*b*deff*(1-(1-(4.6*Mu*1000/(fck*b*deff*deff)))^0.5)))" office:value-type="float" office:value="594" calcext:value-type="float">
            <text:p>594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t(min) <text:s text:c="10"/>=</text:p>
          </table:table-cell>
          <table:table-cell table:formula="of:=0.12*b*D/100" office:value-type="float" office:value="228" calcext:value-type="float">
            <text:p>228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t(req) <text:s text:c="10"/>=</text:p>
          </table:table-cell>
          <table:table-cell table:formula="of:=MAX([.D32];[.D33])" office:value-type="float" office:value="594" calcext:value-type="float">
            <text:p>594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ID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 <text:span text:style-name="T4">φ bars for main reinforcement</text:span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ea of one bar</text:p>
          </table:table-cell>
          <table:table-cell table:formula="of:=(3.14/4)*[.B37]^2" office:value-type="float" office:value="78.5" calcext:value-type="float">
            <text:p>78.5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acing <text:s text:c="10"/>=</text:p>
          </table:table-cell>
          <table:table-cell table:formula="of:=ROUND((Ast1*b/Ast);0)" office:value-type="float" office:value="132" calcext:value-type="float">
            <text:p>13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t should be less than belo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(a)</text:p>
          </table:table-cell>
          <table:table-cell table:formula="of:=3*deff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b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c)</text:p>
          </table:table-cell>
          <table:table-cell table:formula="of:=spacing" office:value-type="float" office:value="132" calcext:value-type="float">
            <text:p>13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0" office:value-type="string" calcext:value-type="string">
            <text:p><text:s text:c="8"/>Provide main steel of</text:p>
          </table:table-cell>
          <table:table-cell table:style-name="ce13"/>
          <table:table-cell table:style-name="ce13" table:formula="of:=dia" office:value-type="float" office:value="10" calcext:value-type="float">
            <text:p>10</text:p>
          </table:table-cell>
          <table:table-cell table:style-name="ce11" office:value-type="string" calcext:value-type="string">
            <text:p>mm  <text:span text:style-name="T4">φ @ </text:span></text:p>
          </table:table-cell>
          <table:table-cell table:style-name="ce10" table:formula="of:=MIN([.D43];[.D44];[.D45])" office:value-type="float" office:value="132" calcext:value-type="float">
            <text:p>132</text:p>
          </table:table-cell>
          <table:table-cell table:style-name="ce11" office:value-type="string" calcext:value-type="string">
            <text:p>mm c/c</text:p>
          </table:table-cell>
        </table:table-row>
        <table:table-row table:style-name="ro1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lculation of distribution As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t(dist.) <text:s text:c="9"/>=</text:p>
          </table:table-cell>
          <table:table-cell table:formula="of:=0.12*b*D/100" office:value-type="float" office:value="228" calcext:value-type="float">
            <text:p>228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I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 φ bars for distribution stee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ea of one bar</text:p>
          </table:table-cell>
          <table:table-cell table:formula="of:=(3.14/4)*[.B53]^2" office:value-type="float" office:value="50.24" calcext:value-type="float">
            <text:p>50.24</text:p>
          </table:table-cell>
          <table:table-cell office:value-type="string" calcext:value-type="string">
            <text:p>mm<text:span text:style-name="T4">²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acing <text:s text:c="10"/>=</text:p>
          </table:table-cell>
          <table:table-cell table:formula="of:=ROUND((Ast2*b/Astd);0)" office:value-type="float" office:value="220" calcext:value-type="float">
            <text:p>22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t should be less than belo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>
            <text:p>(a)</text:p>
          </table:table-cell>
          <table:table-cell table:formula="of:=5*deff"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b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c)</text:p>
          </table:table-cell>
          <table:table-cell table:formula="of:=[.D56]" office:value-type="float" office:value="220" calcext:value-type="float">
            <text:p>22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11" office:value-type="string" calcext:value-type="string">
            <text:p>Provide distribution steel of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mm <text:s/>φ @ </text:p>
          </table:table-cell>
          <table:table-cell table:style-name="ce11" table:formula="of:=MIN([.D59];[.D60];[.D61])" office:value-type="float" office:value="220" calcext:value-type="float">
            <text:p>220</text:p>
          </table:table-cell>
          <table:table-cell table:style-name="ce11" office:value-type="string" calcext:value-type="string">
            <text:p>mm c/c</text:p>
          </table:table-cell>
        </table:table-row>
      </table:table>
      <table:named-expressions>
        <table:named-range table:name="Ast" table:base-cell-address="$OUTPUT.$D$32" table:cell-range-address="$OUTPUT.$D$35"/>
        <table:named-range table:name="Ast1" table:base-cell-address="$OUTPUT.$D$34" table:cell-range-address="$OUTPUT.$D$39"/>
        <table:named-range table:name="Ast2" table:base-cell-address="$OUTPUT.$D$49" table:cell-range-address="$OUTPUT.$D$55"/>
        <table:named-range table:name="Astd" table:base-cell-address="$OUTPUT.$D$46" table:cell-range-address="$OUTPUT.$D$51"/>
        <table:named-range table:name="b" table:base-cell-address="$INPUT.$C$12" table:cell-range-address="$INPUT.$C$12"/>
        <table:named-range table:name="bw" table:base-cell-address="$INPUT.$C$7" table:cell-range-address="$INPUT.$C$7"/>
        <table:named-range table:name="D" table:base-cell-address="$OUTPUT.$D$7" table:cell-range-address="$OUTPUT.$D$7"/>
        <table:named-range table:name="deff" table:base-cell-address="$OUTPUT.$D$4" table:cell-range-address="$OUTPUT.$D$4"/>
        <table:named-range table:name="dia" table:base-cell-address="$OUTPUT.$B$33" table:cell-range-address="$OUTPUT.$B$37"/>
        <table:named-range table:name="DL" table:base-cell-address="$OUTPUT.$D$19" table:cell-range-address="$OUTPUT.$D$21"/>
        <table:named-range table:name="effc" table:base-cell-address="$OUTPUT.$D$6" table:cell-range-address="$OUTPUT.$D$6"/>
        <table:named-range table:name="fck" table:base-cell-address="$INPUT.$C$10" table:cell-range-address="$INPUT.$C$10"/>
        <table:named-range table:name="FL" table:base-cell-address="$INPUT.$C$9" table:cell-range-address="$INPUT.$C$9"/>
        <table:named-range table:name="fy" table:base-cell-address="$INPUT.$C$11" table:cell-range-address="$INPUT.$C$11"/>
        <table:named-range table:name="L" table:base-cell-address="$INPUT.$C$7" table:cell-range-address="$INPUT.$C$5"/>
        <table:named-range table:name="leff" table:base-cell-address="$OUTPUT.$D$14" table:cell-range-address="$OUTPUT.$D$14"/>
        <table:named-range table:name="LL" table:base-cell-address="$INPUT.$C$8" table:cell-range-address="$INPUT.$C$8"/>
        <table:named-range table:name="Mu" table:base-cell-address="$OUTPUT.$D$25" table:cell-range-address="$OUTPUT.$D$28"/>
        <table:named-range table:name="spacing" table:base-cell-address="$OUTPUT.$D$35" table:cell-range-address="$OUTPUT.$D$40"/>
        <table:named-range table:name="wu" table:base-cell-address="$OUTPUT.$D$22" table:cell-range-address="$OUTPUT.$D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5:18:49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1:57:24.676000000</meta:creation-date>
    <dc:date>2016-06-30T15:41:18.368000000</dc:date>
    <meta:editing-duration>PT1H57M49S</meta:editing-duration>
    <meta:editing-cycles>18</meta:editing-cycles>
    <meta:generator>LibreOffice/5.1.3.2$Windows_x86 LibreOffice_project/644e4637d1d8544fd9f56425bd6cec110e49301b</meta:generator>
    <meta:document-statistic meta:table-count="3" meta:cell-count="144" meta:object-count="0"/>
  </office:meta>
</office:document-meta>
</file>